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0000" style:font-name="Ubuntu" fo:font-size="11pt" style:font-size-asian="11pt"/>
    </style:style>
    <style:style style:name="P2" style:family="paragraph" style:parent-style-name="Standard">
      <style:text-properties fo:color="#ff0000" style:font-name="Ubuntu" fo:font-size="11pt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onnect to serial port/dev/ttyACM0 at115200</text:p>
      <text:p text:style-name="P1">======DEBUG======</text:p>
      <text:p text:style-name="P1">SERCOM listo</text:p>
      <text:p text:style-name="P1">3501 ms. NS: FONA Off</text:p>
      <text:p text:style-name="P1">FONA listo</text:p>
      <text:p text:style-name="P1">SD lista</text:p>
      <text:p text:style-name="P1">Config_Linea: 0.0075</text:p>
      <text:p text:style-name="P1">Config_Linea: 300</text:p>
      <text:p text:style-name="P1">Config_Linea: 10</text:p>
      <text:p text:style-name="P1">Config_Linea: 1</text:p>
      <text:p text:style-name="P1">Net_Linea: kolbi3g</text:p>
      <text:p text:style-name="P1">Net_Linea: </text:p>
      <text:p text:style-name="P1">Net_Linea: </text:p>
      <text:p text:style-name="P1">Server_Linea: iot-xyz.herokuapp.com/last</text:p>
      <text:p text:style-name="P1">Server_Linea: iot-xyz.herokuapp.com/iot</text:p>
      <text:p text:style-name="P1">======SETUP LISTO======</text:p>
      <text:p text:style-name="P1">Calculando Ubicacion...</text:p>
      <text:p text:style-name="P1">Error GPS</text:p>
      <text:p text:style-name="P1">............</text:p>
      <text:p text:style-name="P1">Calculando Ubicacion...</text:p>
      <text:p text:style-name="P1">Error GPS</text:p>
      <text:p text:style-name="P1">............</text:p>
      <text:p text:style-name="P1">Calculando Ubicacion...</text:p>
      <text:p text:style-name="P1">Error GPS</text:p>
      <text:p text:style-name="P1">............</text:p>
      <text:p text:style-name="P1">Calculando Ubicacion...</text:p>
      <text:p text:style-name="P1">Error GPS</text:p>
      <text:p text:style-name="P1">............</text:p>
      <text:p text:style-name="P1">Calculando Ubicacion...</text:p>
      <text:p text:style-name="P1">Error GPS</text:p>
      <text:p text:style-name="P1">............</text:p>
      <text:p text:style-name="P1">Calculando Ubicacion...</text:p>
      <text:p text:style-name="P1">Error GPS</text:p>
      <text:p text:style-name="P1">............</text:p>
      <text:p text:style-name="P1">Calculando Ubicacion...</text:p>
      <text:p text:style-name="P1">Error GPS</text:p>
      <text:p text:style-name="P1">............</text:p>
      <text:p text:style-name="P1"><text:soft-page-break/>Calculando Ubicacion...</text:p>
      <text:p text:style-name="P1">Error GPS</text:p>
      <text:p text:style-name="P1">............</text:p>
      <text:p text:style-name="P1">Calculando Ubicacion...</text:p>
      <text:p text:style-name="P1">Error GPS</text:p>
      <text:p text:style-name="P1">............</text:p>
      <text:p text:style-name="P1">Calculando Ubicacion...</text:p>
      <text:p text:style-name="P1">Error GPS</text:p>
      <text:p text:style-name="P1">............</text:p>
      <text:p text:style-name="P1">Calculando Ubicacion...</text:p>
      <text:p text:style-name="P1">Error GPS</text:p>
      <text:p text:style-name="P1">............</text:p>
      <text:p text:style-name="P1">Calculando Ubicacion...</text:p>
      <text:p text:style-name="P1">Error GPS</text:p>
      <text:p text:style-name="P1">............</text:p>
      <text:p text:style-name="P1">Calculando Ubicacion...</text:p>
      <text:p text:style-name="P1">Error GPS</text:p>
      <text:p text:style-name="P1">............</text:p>
      <text:p text:style-name="P1">Calculando Ubicacion...</text:p>
      <text:p text:style-name="P1">Error GPS</text:p>
      <text:p text:style-name="P1">............</text:p>
      <text:p text:style-name="P1">Calculando Ubicacion...</text:p>
      <text:p text:style-name="P1">Error GPS</text:p>
      <text:p text:style-name="P1">Anti Jamming for GPS</text:p>
      <text:p text:style-name="P1">GPS reboot</text:p>
      <text:p text:style-name="P1">............</text:p>
      <text:p text:style-name="P1">Calculando Ubicacion...</text:p>
      <text:p text:style-name="P1">Error GPS</text:p>
      <text:p text:style-name="P1">............</text:p>
      <text:p text:style-name="P1">Calculando Ubicacion...</text:p>
      <text:p text:style-name="P1">Error GPS</text:p>
      <text:p text:style-name="P1">............</text:p>
      <text:p text:style-name="P1">Calculando Ubicacion...</text:p>
      <text:p text:style-name="P1">Error GPS</text:p>
      <text:p text:style-name="P1">............</text:p>
      <text:p text:style-name="P1">Calculando Ubicacion...</text:p>
      <text:p text:style-name="P1">Error GPS</text:p>
      <text:p text:style-name="P1">............</text:p>
      <text:p text:style-name="P1"><text:soft-page-break/>Calculando Ubicacion...</text:p>
      <text:p text:style-name="P1">Error GPS</text:p>
      <text:p text:style-name="P1">2766 ms. NS: GSM</text:p>
      <text:p text:style-name="P1">Service available: 20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256</text:p>
      <text:p text:style-name="P1">Distancia recorrida: Latitud: 10.01 Longitud: 83.99</text:p>
      <text:p text:style-name="P1">Escribiendo en log.txt: {"fecha":20170325201007,"lat":10.006295,"lon":-83.993576,"vel":1.65,"alt":150.40,"Head":254.10</text:p>
      <text:p text:style-name="P1">2766 ms. NS: GSM</text:p>
      <text:p text:style-name="P1">Service available: 20</text:p>
      <text:p text:style-name="P1">Size: 96</text:p>
      <text:p text:style-name="P1">pos_a: 0</text:p>
      <text:p text:style-name="P1">{"fecha":20170325201007,"lat":10.006295,"lon":-83.993576,"vel":1.65,"alt":150.40,"Head":254.10,"RSSI":20}</text:p>
      <text:p text:style-name="P1">2766 ms. NS: GSM</text:p>
      <text:p text:style-name="P1">Activando GPRS...</text:p>
      <text:p text:style-name="P1">277 ms. NS: GPRS</text:p>
      <text:p text:style-name="P1">200</text:p>
      <text:p text:style-name="P1">POST: {"fecha":20170325201007,"lat":10.006295,"lon":-83.993576,"vel":1.65,"alt":150.40,"Head":254.10,"RSSI":20}</text:p>
      <text:p text:style-name="P1">Escribiendo en updat.txt: {"fecha":20170325201007,"lat":10.006295,"lon":-83.993576,"vel":1.65,"alt":150.40,"Head":254.10,"RSSI":20}</text:p>
      <text:p text:style-name="P1">Nueva posicion en cursor</text:p>
      <text:p text:style-name="P1">Fin del archivo. Borrando log...</text:p>
      <text:p text:style-name="P1">............</text:p>
      <text:p text:style-name="P1">Calculando Ubicacion...</text:p>
      <text:p text:style-name="P1">Error GPS</text:p>
      <text:p text:style-name="P1">............</text:p>
      <text:p text:style-name="P1">Calculando Ubicacion...</text:p>
      <text:p text:style-name="P1">Error GPS</text:p>
      <text:p text:style-name="P1">............</text:p>
      <text:p text:style-name="P1">Calculando Ubicacion...</text:p>
      <text:p text:style-name="P1">Error GPS</text:p>
      <text:p text:style-name="P1">............</text:p>
      <text:p text:style-name="P1">Calculando Ubicacion...</text:p>
      <text:p text:style-name="P1">Error GPS</text:p>
      <text:p text:style-name="P1">............</text:p>
      <text:p text:style-name="P1">Calculando Ubicacion...</text:p>
      <text:p text:style-name="P1"><text:soft-page-break/>Error GPS</text:p>
      <text:p text:style-name="P1">............</text:p>
      <text:p text:style-name="P1">Calculando Ubicacion...</text:p>
      <text:p text:style-name="P1">Error GPS</text:p>
      <text:p text:style-name="P1">............</text:p>
      <text:p text:style-name="P1">Calculando Ubicacion...</text:p>
      <text:p text:style-name="P1">--Analizando Umbrales--</text:p>
      <text:p text:style-name="P1">Tiempo transcurrido: 12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4</text:p>
      <text:p text:style-name="P1">Distancia recorrida: Latitud: 0.00 Longitud: 0.00</text:p>
      <text:p text:style-name="P1">............</text:p>
      <text:p text:style-name="P1">Calculando Ubicacion...</text:p>
      <text:p text:style-name="P1">Error GPS</text:p>
      <text:p text:style-name="P1">............</text:p>
      <text:p text:style-name="P1">Calculando Ubicacion...</text:p>
      <text:p text:style-name="P1">Error GPS</text:p>
      <text:p text:style-name="P1">............</text:p>
      <text:p text:style-name="P1">Calculando Ubicacion...</text:p>
      <text:p text:style-name="P1">Error GPS</text:p>
      <text:p text:style-name="P1"><text:soft-page-break/>............</text:p>
      <text:p text:style-name="P1">Calculando Ubicacion...</text:p>
      <text:p text:style-name="P1">Error GPS</text:p>
      <text:p text:style-name="P1">Anti Jamming for GPS</text:p>
      <text:p text:style-name="P1">GPS reboot</text:p>
      <text:p text:style-name="P1">............</text:p>
      <text:p text:style-name="P1">Calculando Ubicacion...</text:p>
      <text:p text:style-name="P1">Error GPS</text:p>
      <text:p text:style-name="P1">............</text:p>
      <text:p text:style-name="P1">Calculando Ubicacion...</text:p>
      <text:p text:style-name="P1">Error GPS</text:p>
      <text:p text:style-name="P1">............</text:p>
      <text:p text:style-name="P1">Calculando Ubicacion...</text:p>
      <text:p text:style-name="P1">Error GPS</text:p>
      <text:p text:style-name="P1">............</text:p>
      <text:p text:style-name="P1">Calculando Ubicacion...</text:p>
      <text:p text:style-name="P1">Error GPS</text:p>
      <text:p text:style-name="P1">277 ms. NS: GPRS</text:p>
      <text:p text:style-name="P1">Service available: 24</text:p>
      <text:p text:style-name="P1">Size: 0</text:p>
      <text:p text:style-name="P1">pos_a: 0</text:p>
      <text:p text:style-name="P1">,"RSSI":24}</text:p>
      <text:p text:style-name="P1">276 ms. NS: GPRS</text:p>
      <text:p text:style-name="P1">400</text:p>
      <text:p text:style-name="P1">Error de conexion: ,"RSSI":24}</text:p>
      <text:p text:style-name="P1">Escribiendo en nonupdat.txt: ,"RSSI":24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Error GPS</text:p>
      <text:p text:style-name="P1">............</text:p>
      <text:p text:style-name="P1">Calculando Ubicacion...</text:p>
      <text:p text:style-name="P1">Error GPS</text:p>
      <text:p text:style-name="P1">............</text:p>
      <text:p text:style-name="P1">Calculando Ubicacion...</text:p>
      <text:p text:style-name="P1">--Analizando Umbrales--</text:p>
      <text:p text:style-name="P1">Tiempo transcurrido: 310</text:p>
      <text:p text:style-name="P1">Distancia recorrida: Latitud: 0.02 Longitud: 0.00</text:p>
      <text:p text:style-name="P1"><text:soft-page-break/>Escribiendo en log.txt: {"fecha":20170325201518,"lat":9.985493,"lon":-83.997452,"vel":1.76,"alt":1460.30,"Head":359.90</text:p>
      <text:p text:style-name="P1">277 ms. NS: GPRS</text:p>
      <text:p text:style-name="P1">Service available: 26</text:p>
      <text:p text:style-name="P1">Size: 96</text:p>
      <text:p text:style-name="P1">pos_a: 0</text:p>
      <text:p text:style-name="P1">{"fecha":20170325201518,"lat":9.985493,"lon":-83.997452,"vel":1.76,"alt":1460.30,"Head":359.90,"RSSI":26}</text:p>
      <text:p text:style-name="P1">277 ms. NS: GPRS</text:p>
      <text:p text:style-name="P1">200</text:p>
      <text:p text:style-name="P1">POST: {"fecha":20170325201518,"lat":9.985493,"lon":-83.997452,"vel":1.76,"alt":1460.30,"Head":359.90,"RSSI":26}</text:p>
      <text:p text:style-name="P1">Escribiendo en updat.txt: {"fecha":20170325201518,"lat":9.985493,"lon":-83.997452,"vel":1.76,"alt":1460.30,"Head":359.90,"RSSI":26}</text:p>
      <text:p text:style-name="P1">Nueva posicion en cursor</text:p>
      <text:p text:style-name="P1">Fin del archivo. Borrando log...</text:p>
      <text:p text:style-name="P1">............</text:p>
      <text:p text:style-name="P1">Calculando Ubicacion...</text:p>
      <text:p text:style-name="P1">--Analizando Umbrales--</text:p>
      <text:p text:style-name="P1">Tiempo transcurrido: 1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3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7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6</text:p>
      <text:p text:style-name="P1"><text:soft-page-break/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3</text:p>
      <text:p text:style-name="P1">Distancia recorrida: Latitud: 0.00 Longitud: 0.00</text:p>
      <text:p text:style-name="P1">277 ms. NS: GPRS</text:p>
      <text:p text:style-name="P1">Service available: 27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21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9</text:p>
      <text:p text:style-name="P1"><text:soft-page-break/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8</text:p>
      <text:p text:style-name="P1">Distancia recorrida: Latitud: 0.00 Longitud: 0.00</text:p>
      <text:p text:style-name="P1">Escribiendo en log.txt: {"fecha":20170325202028,"lat":9.985130,"lon":-83.997589,"vel":2.28,"alt":1485.40,"Head":64.20</text:p>
      <text:p text:style-name="P1">276 ms. NS: GPRS</text:p>
      <text:p text:style-name="P1">Service available: 27</text:p>
      <text:p text:style-name="P1">Size: 95</text:p>
      <text:p text:style-name="P1">pos_a: 0</text:p>
      <text:p text:style-name="P1">{"fecha":20170325202028,"lat":9.985130,"lon":-83.997589,"vel":2.28,"alt":1485.40,"Head":64.20,"RSSI":27}</text:p>
      <text:p text:style-name="P1">277 ms. NS: GPRS</text:p>
      <text:p text:style-name="P1"><text:soft-page-break/>200</text:p>
      <text:p text:style-name="P1">POST: {"fecha":20170325202028,"lat":9.985130,"lon":-83.997589,"vel":2.28,"alt":1485.40,"Head":64.20,"RSSI":27}</text:p>
      <text:p text:style-name="P1">Escribiendo en updat.txt: {"fecha":20170325202028,"lat":9.985130,"lon":-83.997589,"vel":2.28,"alt":1485.40,"Head":64.20,"RSSI":27}</text:p>
      <text:p text:style-name="P1">Nueva posicion en cursor</text:p>
      <text:p text:style-name="P1">Fin del archivo. Borrando log...</text:p>
      <text:p text:style-name="P1">............</text:p>
      <text:p text:style-name="P1">Calculando Ubicacion...</text:p>
      <text:p text:style-name="P1">--Analizando Umbrales--</text:p>
      <text:p text:style-name="P1">Tiempo transcurrido: 1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<text:soft-page-break/>Tiempo transcurrido: 8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3</text:p>
      <text:p text:style-name="P1">Distancia recorrida: Latitud: 0.00 Longitud: 0.00</text:p>
      <text:p text:style-name="P1">277 ms. NS: GPRS</text:p>
      <text:p text:style-name="P1">Service available: 27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4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<text:soft-page-break/>Tiempo transcurrido: 16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0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26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8</text:p>
      <text:p text:style-name="P1">Distancia recorrida: Latitud: 0.00 Longitud: 0.00</text:p>
      <text:p text:style-name="P1">Error SD</text:p>
      <text:p text:style-name="P1">276 ms. NS: GPRS</text:p>
      <text:p text:style-name="P1">Service available: 27</text:p>
      <text:p text:style-name="P1">Size: 0</text:p>
      <text:p text:style-name="P1">pos_a: 0</text:p>
      <text:p text:style-name="P1">,"RSSI":27}</text:p>
      <text:p text:style-name="P1">277 ms. NS: GPRS</text:p>
      <text:p text:style-name="P1">400</text:p>
      <text:p text:style-name="P1">Error de conexion: ,"RSSI":27}</text:p>
      <text:p text:style-name="P1">Escribiendo en nonupdat.txt: 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<text:soft-page-break/>Tiempo transcurrido: 1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4</text:p>
      <text:p text:style-name="P1">Distancia recorrida: Latitud: 0.00 Longitud: 0.00</text:p>
      <text:p text:style-name="P1">276 ms. NS: GPRS</text:p>
      <text:p text:style-name="P1">Service available: 27</text:p>
      <text:p text:style-name="P1">Size: 0</text:p>
      <text:p text:style-name="P1">pos_a: 0</text:p>
      <text:p text:style-name="P1">,"RSSI":27}</text:p>
      <text:p text:style-name="P1">276 ms. NS: GPRS</text:p>
      <text:p text:style-name="P1">400</text:p>
      <text:p text:style-name="P1">Error de conexion: ,"RSSI":27}</text:p>
      <text:p text:style-name="P1">Escribiendo en nonupdat.txt: 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83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9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5</text:p>
      <text:p text:style-name="P1"><text:soft-page-break/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7</text:p>
      <text:p text:style-name="P1">Distancia recorrida: Latitud: 0.00 Longitud: 0.00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26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3</text:p>
      <text:p text:style-name="P1">Distancia recorrida: Latitud: 0.00 Longitud: 0.00</text:p>
      <text:p text:style-name="P1">Escribiendo en log.txt: {"fecha":20170325203042,"lat":9.985050,"lon":-83.997658,"vel":0.54,"alt":1486.00,"Head":355.00</text:p>
      <text:p text:style-name="P1">282 ms. NS: GPRS</text:p>
      <text:p text:style-name="P1">Service available: 27</text:p>
      <text:p text:style-name="P1">Size: 96</text:p>
      <text:p text:style-name="P1">pos_a: 0</text:p>
      <text:p text:style-name="P1">{"fecha":20170325203042,"lat":9.985050,"lon":-83.997658,"vel":0.54,"alt":1486.00,"Head":355.00,"RSSI":27}</text:p>
      <text:p text:style-name="P1">277 ms. NS: GPRS</text:p>
      <text:p text:style-name="P1">200</text:p>
      <text:p text:style-name="P1">POST: {"fecha":20170325203042,"lat":9.985050,"lon":-83.997658,"vel":0.54,"alt":1486.00,"Head":355.00,"RSSI":27}</text:p>
      <text:p text:style-name="P1">Escribiendo en updat.txt: {"fecha":20170325203042,"lat":9.985050,"lon":-83.997658,"vel":0.54,"alt":1486.00,"Head":355.00,"RSSI":27}</text:p>
      <text:p text:style-name="P1">Nueva posicion en cursor</text:p>
      <text:p text:style-name="P1">Fin del archivo. Borrando log...</text:p>
      <text:p text:style-name="P1">276 ms. NS: GPRS</text:p>
      <text:p text:style-name="P1">Service available: 27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9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3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<text:soft-page-break/>Tiempo transcurrido: 11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3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20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9</text:p>
      <text:p text:style-name="P1">Distancia recorrida: Latitud: 0.00 Longitud: 0.00</text:p>
      <text:p text:style-name="P1">276 ms. NS: GPRS</text:p>
      <text:p text:style-name="P1">Service available: 27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25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6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28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10</text:p>
      <text:p text:style-name="P1">Distancia recorrida: Latitud: 0.00 Longitud: 0.00</text:p>
      <text:p text:style-name="P1">Escribiendo en log.txt: {"fecha":20170325203554,"lat":9.985192,"lon":-83.997589,"vel":0.91,"alt":1481.50,"Head":329.80</text:p>
      <text:p text:style-name="P1">276 ms. NS: GPRS</text:p>
      <text:p text:style-name="P1">Service available: 27</text:p>
      <text:p text:style-name="P1">Size: 96</text:p>
      <text:p text:style-name="P1">pos_a: 0</text:p>
      <text:p text:style-name="P1">{"fecha":20170325203554,"lat":9.985192,"lon":-83.997589,"vel":0.91,"alt":1481.50,"Head":329.80,"RSSI":27}</text:p>
      <text:p text:style-name="P1">277 ms. NS: GPRS</text:p>
      <text:p text:style-name="P1">200</text:p>
      <text:p text:style-name="P1">POST: {"fecha":20170325203554,"lat":9.985192,"lon":-83.997589,"vel":0.91,"alt":1481.50,"Head":329.80,"RSSI":27}</text:p>
      <text:p text:style-name="P1">Escribiendo en updat.txt: {"fecha":20170325203554,"lat":9.985192,"lon":-83.997589,"vel":0.91,"alt":1481.50,"Head":329.80,"RSSI":27}</text:p>
      <text:p text:style-name="P1">Nueva posicion en cursor</text:p>
      <text:p text:style-name="P1">Fin del archivo. Borrando log...</text:p>
      <text:p text:style-name="P1">............</text:p>
      <text:p text:style-name="P1">Calculando Ubicacion...</text:p>
      <text:p text:style-name="P1">--Analizando Umbrales--</text:p>
      <text:p text:style-name="P1">Tiempo transcurrido: 1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</text:p>
      <text:p text:style-name="P1">Distancia recorrida: Latitud: 0.00 Longitud: 0.00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2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13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8</text:p>
      <text:p text:style-name="P1">Distancia recorrida: Latitud: 0.00 Longitud: 0.00</text:p>
      <text:p text:style-name="P1">277 ms. NS: GPRS</text:p>
      <text:p text:style-name="P1">Service available: 27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8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5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21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<text:soft-page-break/>Tiempo transcurrido: 29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9</text:p>
      <text:p text:style-name="P1">Distancia recorrida: Latitud: 0.00 Longitud: 0.00</text:p>
      <text:p text:style-name="P1">Escribiendo en log.txt: {"fecha":20170325204104,"lat":9.985282,"lon":-83.997528,"vel":0.61,"alt":1475.30,"Head":244.20</text:p>
      <text:p text:style-name="P1">276 ms. NS: GPRS</text:p>
      <text:p text:style-name="P1">Service available: 27</text:p>
      <text:p text:style-name="P1">Size: 2</text:p>
      <text:p text:style-name="P1">pos_a: 0</text:p>
      <text:p text:style-name="P1">{","RSSI":27}</text:p>
      <text:p text:style-name="P1">277 ms. NS: GPRS</text:p>
      <text:p text:style-name="P1">400</text:p>
      <text:p text:style-name="P1">Error de conexion: {","RSSI":27}</text:p>
      <text:p text:style-name="P1">Escribiendo en nonupdat.txt: {"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1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2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6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9</text:p>
      <text:p text:style-name="P1">Distancia recorrida: Latitud: 0.00 Longitud: 0.00</text:p>
      <text:p text:style-name="P1">277 ms. NS: GPRS</text:p>
      <text:p text:style-name="P1">Service available: 27</text:p>
      <text:p text:style-name="P1">Size: 2</text:p>
      <text:p text:style-name="P1">pos_a: 0</text:p>
      <text:p text:style-name="P1">{","RSSI":27}</text:p>
      <text:p text:style-name="P1">277 ms. NS: GPRS</text:p>
      <text:p text:style-name="P1">400</text:p>
      <text:p text:style-name="P1">Error de conexion: {","RSSI":27}</text:p>
      <text:p text:style-name="P1">Escribiendo en nonupdat.txt: {"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11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<text:soft-page-break/>Tiempo transcurrido: 12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0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22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3</text:p>
      <text:p text:style-name="P1"><text:soft-page-break/>Distancia recorrida: Latitud: 0.00 Longitud: 0.00</text:p>
      <text:p text:style-name="P1">Escribiendo en log.txt: {"fecha":20170325204609,"lat":9.985192,"lon":-83.997673,"vel":0.81,"alt":1476.40,"Head":52.00</text:p>
      <text:p text:style-name="P1">277 ms. NS: GPRS</text:p>
      <text:p text:style-name="P1">Service available: 27</text:p>
      <text:p text:style-name="P1">Size: 97</text:p>
      <text:p text:style-name="P1">pos_a: 0</text:p>
      <text:p text:style-name="P1">{"{"fecha":20170325204609,"lat":9.985192,"lon":-83.997673,"vel":0.81,"alt":1476.40,"Head":52.00,"RSSI":27}</text:p>
      <text:p text:style-name="P1">276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1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0</text:p>
      <text:p text:style-name="P1">Distancia recorrida: Latitud: 0.00 Longitud: 0.00</text:p>
      <text:p text:style-name="P1">277 ms. NS: GPRS</text:p>
      <text:p text:style-name="P1">Service available: 27</text:p>
      <text:p text:style-name="P1">Size: 97</text:p>
      <text:p text:style-name="P1">pos_a: 0</text:p>
      <text:p text:style-name="P1">{"{"fecha":20170325204609,"lat":9.985192,"lon":-83.997673,"vel":0.81,"alt":1476.40,"Head":52.00,"RSSI":27}</text:p>
      <text:p text:style-name="P1">276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<text:soft-page-break/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5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7</text:p>
      <text:p text:style-name="P1">Distancia recorrida: Latitud: 0.00 Longitud: 0.00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13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0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23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8</text:p>
      <text:p text:style-name="P1">Distancia recorrida: Latitud: 0.00 Longitud: 0.00</text:p>
      <text:p text:style-name="P1">277 ms. NS: GPRS</text:p>
      <text:p text:style-name="P1">Service available: 27</text:p>
      <text:p text:style-name="P1">Size: 97</text:p>
      <text:p text:style-name="P1">pos_a: 0</text:p>
      <text:p text:style-name="P1">{"{"fecha":20170325204609,"lat":9.985192,"lon":-83.997673,"vel":0.81,"alt":1476.40,"Head":52.00,"RSSI":27}</text:p>
      <text:p text:style-name="P1">277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29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8</text:p>
      <text:p text:style-name="P1">Distancia recorrida: Latitud: 0.00 Longitud: 0.00</text:p>
      <text:p text:style-name="P1">Escribiendo en log.txt: {"fecha":20170325205118,"lat":9.985133,"lon":-83.997734,"vel":0.31,"alt":1477.80,"Head":235.40</text:p>
      <text:p text:style-name="P1">277 ms. NS: GPRS</text:p>
      <text:p text:style-name="P1">Service available: 27</text:p>
      <text:p text:style-name="P1">Size: 193</text:p>
      <text:p text:style-name="P1">pos_a: 0</text:p>
      <text:p text:style-name="P1">{"{"fecha":20170325204609,"lat":9.985192,"lon":-83.997673,"vel":0.81,"alt":1476.40,"Head":52.00,"RSSI":27}</text:p>
      <text:p text:style-name="P1">277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1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<text:soft-page-break/>Tiempo transcurrido: 5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2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14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3</text:p>
      <text:p text:style-name="P1">Distancia recorrida: Latitud: 0.00 Longitud: 0.00</text:p>
      <text:p text:style-name="P1">276 ms. NS: GPRS</text:p>
      <text:p text:style-name="P1">Service available: 27</text:p>
      <text:p text:style-name="P1">Size: 193</text:p>
      <text:p text:style-name="P1">pos_a: 0</text:p>
      <text:p text:style-name="P1"><text:soft-page-break/>{"{"fecha":20170325204609,"lat":9.985192,"lon":-83.997673,"vel":0.81,"alt":1476.40,"Head":52.00,"RSSI":27}</text:p>
      <text:p text:style-name="P1">277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23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0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301</text:p>
      <text:p text:style-name="P1">Distancia recorrida: Latitud: 0.00 Longitud: 0.00</text:p>
      <text:p text:style-name="P1">Escribiendo en log.txt: {"fecha":20170325205620,"lat":9.985100,"lon":-83.997726,"vel":0.20,"alt":1475.40,"Head":319.60</text:p>
      <text:p text:style-name="P1">276 ms. NS: GPRS</text:p>
      <text:p text:style-name="P1">Service available: 27</text:p>
      <text:p text:style-name="P1">Size: 289</text:p>
      <text:p text:style-name="P1">pos_a: 0</text:p>
      <text:p text:style-name="P1">{"{"fecha":20170325204609,"lat":9.985192,"lon":-83.997673,"vel":0.81,"alt":1476.40,"Head":52.00,"RSSI":27}</text:p>
      <text:p text:style-name="P1">276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1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2</text:p>
      <text:p text:style-name="P1">Distancia recorrida: Latitud: 0.00 Longitud: 0.00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6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4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156</text:p>
      <text:p text:style-name="P1">Distancia recorrida: Latitud: 0.00 Longitud: 0.00</text:p>
      <text:p text:style-name="P1">277 ms. NS: GPRS</text:p>
      <text:p text:style-name="P1">Service available: 27</text:p>
      <text:p text:style-name="P1">Size: 289</text:p>
      <text:p text:style-name="P1">pos_a: 0</text:p>
      <text:p text:style-name="P1">{"{"fecha":20170325204609,"lat":9.985192,"lon":-83.997673,"vel":0.81,"alt":1476.40,"Head":52.00,"RSSI":27}</text:p>
      <text:p text:style-name="P1">277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17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9</text:p>
      <text:p text:style-name="P1">Distancia recorrida: Latitud: 0.00 Longitud: 0.00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22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2</text:p>
      <text:p text:style-name="P1">Distancia recorrida: Latitud: 0.00 Longitud: 0.00</text:p>
      <text:p text:style-name="P1"><text:soft-page-break/>Escribiendo en log.txt: {"fecha":20170325210124,"lat":9.985098,"lon":-83.997711,"vel":0.56,"alt":1470.70,"Head":354.00</text:p>
      <text:p text:style-name="P1">277 ms. NS: GPRS</text:p>
      <text:p text:style-name="P1">Service available: 27</text:p>
      <text:p text:style-name="P1">Size: 385</text:p>
      <text:p text:style-name="P1">pos_a: 0</text:p>
      <text:p text:style-name="P1">{"{"fecha":20170325204609,"lat":9.985192,"lon":-83.997673,"vel":0.81,"alt":1476.40,"Head":52.00,"RSSI":27}</text:p>
      <text:p text:style-name="P1">276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1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3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7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8</text:p>
      <text:p text:style-name="P1">Distancia recorrida: Latitud: 0.00 Longitud: 0.00</text:p>
      <text:p text:style-name="P1">277 ms. NS: GPRS</text:p>
      <text:p text:style-name="P1">Service available: 27</text:p>
      <text:p text:style-name="P1">Size: 385</text:p>
      <text:p text:style-name="P1">pos_a: 0</text:p>
      <text:p text:style-name="P1">{"{"fecha":20170325204609,"lat":9.985192,"lon":-83.997673,"vel":0.81,"alt":1476.40,"Head":52.00,"RSSI":27}</text:p>
      <text:p text:style-name="P1">277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11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<text:soft-page-break/>Tiempo transcurrido: 13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0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23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1</text:p>
      <text:p text:style-name="P1">Distancia recorrida: Latitud: 0.00 Longitud: 0.00</text:p>
      <text:p text:style-name="P1">Escribiendo en log.txt: {"fecha":20170325210626,"lat":9.985168,"lon":-83.997681,"vel":1.00,"alt":1464.20,"Head":244.80</text:p>
      <text:p text:style-name="P1">277 ms. NS: GPRS</text:p>
      <text:p text:style-name="P1">Service available: 27</text:p>
      <text:p text:style-name="P1">Size: 481</text:p>
      <text:p text:style-name="P1"><text:soft-page-break/>pos_a: 0</text:p>
      <text:p text:style-name="P1">{"{"fecha":20170325204609,"lat":9.985192,"lon":-83.997673,"vel":0.81,"alt":1476.40,"Head":52.00,"RSSI":27}</text:p>
      <text:p text:style-name="P1">277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1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0</text:p>
      <text:p text:style-name="P1">Distancia recorrida: Latitud: 0.00 Longitud: 0.00</text:p>
      <text:p text:style-name="P1">277 ms. NS: GPRS</text:p>
      <text:p text:style-name="P1">Service available: 27</text:p>
      <text:p text:style-name="P1">Size: 481</text:p>
      <text:p text:style-name="P1">pos_a: 0</text:p>
      <text:p text:style-name="P1">{"{"fecha":20170325204609,"lat":9.985192,"lon":-83.997673,"vel":0.81,"alt":1476.40,"Head":52.00,"RSSI":27}</text:p>
      <text:p text:style-name="P1">276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57</text:p>
      <text:p text:style-name="P1"><text:soft-page-break/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8</text:p>
      <text:p text:style-name="P1">Distancia recorrida: Latitud: 0.00 Longitud: 0.00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15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1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24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7</text:p>
      <text:p text:style-name="P1">Distancia recorrida: Latitud: 0.00 Longitud: 0.00</text:p>
      <text:p text:style-name="P1">276 ms. NS: GPRS</text:p>
      <text:p text:style-name="P1">Service available: 27</text:p>
      <text:p text:style-name="P1">Size: 481</text:p>
      <text:p text:style-name="P1">pos_a: 0</text:p>
      <text:p text:style-name="P1">{"{"fecha":20170325204609,"lat":9.985192,"lon":-83.997673,"vel":0.81,"alt":1476.40,"Head":52.00,"RSSI":27}</text:p>
      <text:p text:style-name="P1">277 ms. NS: GPRS</text:p>
      <text:p text:style-name="P1">27537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27537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303</text:p>
      <text:p text:style-name="P1">Distancia recorrida: Latitud: 0.00 Longitud: 0.00</text:p>
      <text:p text:style-name="P1">Escribiendo en log.txt: {"fecha":20170325211131,"lat":9.985178,"lon":-83.997704,"vel":0.26,"alt":1461.00,"Head":298.20</text:p>
      <text:p text:style-name="P1">277 ms. NS: GPRS</text:p>
      <text:p text:style-name="P1"><text:soft-page-break/>Service available: 27</text:p>
      <text:p text:style-name="P1">Size: 577</text:p>
      <text:p text:style-name="P1">pos_a: 0</text:p>
      <text:p text:style-name="P1">{"{"fecha":20170325204609,"lat":9.985192,"lon":-83.997673,"vel":0.81,"alt":1476.40,"Head":52.00,"RSSI":27}</text:p>
      <text:p text:style-name="P1">277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1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<text:soft-page-break/>Tiempo transcurrido: 7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6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16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6</text:p>
      <text:p text:style-name="P1">Distancia recorrida: Latitud: 0.00 Longitud: 0.00</text:p>
      <text:p text:style-name="P1">277 ms. NS: GPRS</text:p>
      <text:p text:style-name="P1">Service available: 27</text:p>
      <text:p text:style-name="P1">Size: 577</text:p>
      <text:p text:style-name="P1">pos_a: 0</text:p>
      <text:p text:style-name="P1">{"{"fecha":20170325204609,"lat":9.985192,"lon":-83.997673,"vel":0.81,"alt":1476.40,"Head":52.00,"RSSI":27}</text:p>
      <text:p text:style-name="P1">277 ms. NS: GPRS</text:p>
      <text:p text:style-name="P1">400</text:p>
      <text:p text:style-name="P1">Error de conexion: {"{"fecha":20170325204609,"lat":9.985192,"lon":-83.997673,"vel":0.81,"alt":1476.40,"Head":52.00,"RSSI":27}</text:p>
      <text:p text:style-name="P1"><text:soft-page-break/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24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3</text:p>
      <text:p text:style-name="P1">Distancia recorrida: Latitud: 0.00 Longitud: 0.00</text:p>
      <text:p text:style-name="P1">Escribiendo en log.txt: {"fecha":20170325211635,"lat":9.985173,"lon":-83.997673,"vel":0.78,"alt":1465.40,"Head":339.20</text:p>
      <text:p text:style-name="P1">277 ms. NS: GPRS</text:p>
      <text:p text:style-name="P1">Service available: 27</text:p>
      <text:p text:style-name="P1">Size: 673</text:p>
      <text:p text:style-name="P1">pos_a: 0</text:p>
      <text:p text:style-name="P1"><text:soft-page-break/>{"{"fecha":20170325204609,"lat":9.985192,"lon":-83.997673,"vel":0.81,"alt":1476.40,"Head":52.00,"RSSI":27}</text:p>
      <text:p text:style-name="P1">277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1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6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8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9</text:p>
      <text:p text:style-name="P1"><text:soft-page-break/>Distancia recorrida: Latitud: 0.00 Longitud: 0.00</text:p>
      <text:p text:style-name="P1">277 ms. NS: GPRS</text:p>
      <text:p text:style-name="P1">Service available: 27</text:p>
      <text:p text:style-name="P1">Size: 673</text:p>
      <text:p text:style-name="P1">pos_a: 0</text:p>
      <text:p text:style-name="P1">{"{"fecha":20170325204609,"lat":9.985192,"lon":-83.997673,"vel":0.81,"alt":1476.40,"Head":52.00,"RSSI":27}</text:p>
      <text:p text:style-name="P1">277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18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3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24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2</text:p>
      <text:p text:style-name="P1">Distancia recorrida: Latitud: 0.00 Longitud: 0.00</text:p>
      <text:p text:style-name="P1">Escribiendo en log.txt: {"fecha":20170325212139,"lat":9.985140,"lon":-83.997696,"vel":0.67,"alt":1461.70,"Head":118.00</text:p>
      <text:p text:style-name="P1">276 ms. NS: GPRS</text:p>
      <text:p text:style-name="P1">Service available: 27</text:p>
      <text:p text:style-name="P1">Size: 769</text:p>
      <text:p text:style-name="P1">pos_a: 0</text:p>
      <text:p text:style-name="P1">{"{"fecha":20170325204609,"lat":9.985192,"lon":-83.997673,"vel":0.81,"alt":1476.40,"Head":52.00,"RSSI":27}</text:p>
      <text:p text:style-name="P1">277 ms. NS: GPRS</text:p>
      <text:p text:style-name="P1">400</text:p>
      <text:p text:style-name="P1">Error de conexion: {"{"fecha":20170325204609,"lat":9.985192,"lon":-83.997673,"vel":0.81,"alt":1476.40,"Head":52.00,"RSSI":27}</text:p>
      <text:p text:style-name="P1"><text:soft-page-break/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1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6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9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0</text:p>
      <text:p text:style-name="P1">Distancia recorrida: Latitud: 0.00 Longitud: 0.00</text:p>
      <text:p text:style-name="P1">277 ms. NS: GPRS</text:p>
      <text:p text:style-name="P1">Service available: 27</text:p>
      <text:p text:style-name="P1">Size: 769</text:p>
      <text:p text:style-name="P1">pos_a: 0</text:p>
      <text:p text:style-name="P1">{"{"fecha":20170325204609,"lat":9.985192,"lon":-83.997673,"vel":0.81,"alt":1476.40,"Head":52.00,"RSSI":27}</text:p>
      <text:p text:style-name="P1">276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12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1</text:p>
      <text:p text:style-name="P1">Distancia recorrida: Latitud: 0.00 Longitud: 0.00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16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3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25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1</text:p>
      <text:p text:style-name="P1">Distancia recorrida: Latitud: 0.00 Longitud: 0.00</text:p>
      <text:p text:style-name="P1">Escribiendo en log.txt: {"fecha":20170325212642,"lat":9.985135,"lon":-83.997673,"vel":1.06,"alt":1464.00,"Head":216.70</text:p>
      <text:p text:style-name="P1">277 ms. NS: GPRS</text:p>
      <text:p text:style-name="P1">Service available: 27</text:p>
      <text:p text:style-name="P1">Size: 865</text:p>
      <text:p text:style-name="P1">pos_a: 0</text:p>
      <text:p text:style-name="P1">{"{"fecha":20170325204609,"lat":9.985192,"lon":-83.997673,"vel":0.81,"alt":1476.40,"Head":52.00,"RSSI":27}</text:p>
      <text:p text:style-name="P1">276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1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1</text:p>
      <text:p text:style-name="P1">Distancia recorrida: Latitud: 0.00 Longitud: 0.00</text:p>
      <text:p text:style-name="P1">277 ms. NS: GPRS</text:p>
      <text:p text:style-name="P1">Service available: 27</text:p>
      <text:p text:style-name="P1">Size: 865</text:p>
      <text:p text:style-name="P1">pos_a: 0</text:p>
      <text:p text:style-name="P1">{"{"fecha":20170325204609,"lat":9.985192,"lon":-83.997673,"vel":0.81,"alt":1476.40,"Head":52.00,"RSSI":27}</text:p>
      <text:p text:style-name="P1">276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6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<text:soft-page-break/>Tiempo transcurrido: 8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2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17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5</text:p>
      <text:p text:style-name="P1"><text:soft-page-break/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0</text:p>
      <text:p text:style-name="P1">Distancia recorrida: Latitud: 0.00 Longitud: 0.00</text:p>
      <text:p text:style-name="P1">277 ms. NS: GPRS</text:p>
      <text:p text:style-name="P1">Service available: 27</text:p>
      <text:p text:style-name="P1">Size: 865</text:p>
      <text:p text:style-name="P1">pos_a: 0</text:p>
      <text:p text:style-name="P1">{"{"fecha":20170325204609,"lat":9.985192,"lon":-83.997673,"vel":0.81,"alt":1476.40,"Head":52.00,"RSSI":27}</text:p>
      <text:p text:style-name="P1">277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307</text:p>
      <text:p text:style-name="P1">Distancia recorrida: Latitud: 0.00 Longitud: 0.00</text:p>
      <text:p text:style-name="P1">Escribiendo en log.txt: {"fecha":20170325213151,"lat":9.985120,"lon":-83.997665,"vel":3.70,"alt":1470.40,"Head":29.30</text:p>
      <text:p text:style-name="P1">277 ms. NS: GPRS</text:p>
      <text:p text:style-name="P1">Service available: 27</text:p>
      <text:p text:style-name="P1">Size: 960</text:p>
      <text:p text:style-name="P1">pos_a: 0</text:p>
      <text:p text:style-name="P1">{"{"fecha":20170325204609,"lat":9.985192,"lon":-83.997673,"vel":0.81,"alt":1476.40,"Head":52.00,"RSSI":27}</text:p>
      <text:p text:style-name="P1"><text:soft-page-break/>277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1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4</text:p>
      <text:p text:style-name="P1">Distancia recorrida: Latitud: 0.00 Longitud: 0.00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8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7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17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5</text:p>
      <text:p text:style-name="P1">Distancia recorrida: Latitud: 0.00 Longitud: 0.00</text:p>
      <text:p text:style-name="P1">277 ms. NS: GPRS</text:p>
      <text:p text:style-name="P1">Service available: 27</text:p>
      <text:p text:style-name="P1">Size: 960</text:p>
      <text:p text:style-name="P1">pos_a: 0</text:p>
      <text:p text:style-name="P1">{"{"fecha":20170325204609,"lat":9.985192,"lon":-83.997673,"vel":0.81,"alt":1476.40,"Head":52.00,"RSSI":27}</text:p>
      <text:p text:style-name="P1">276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24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1</text:p>
      <text:p text:style-name="P1">Distancia recorrida: Latitud: 0.00 Longitud: 0.00</text:p>
      <text:p text:style-name="P1">Escribiendo en log.txt: {"fecha":20170325213653,"lat":9.985158,"lon":-83.997612,"vel":2.50,"alt":1464.60,"Head":22.90</text:p>
      <text:p text:style-name="P1">277 ms. NS: GPRS</text:p>
      <text:p text:style-name="P1">Service available: 27</text:p>
      <text:p text:style-name="P1">Size: 1055</text:p>
      <text:p text:style-name="P1">pos_a: 0</text:p>
      <text:p text:style-name="P1">{"{"fecha":20170325204609,"lat":9.985192,"lon":-83.997673,"vel":0.81,"alt":1476.40,"Head":52.00,"RSSI":27}</text:p>
      <text:p text:style-name="P1">277 ms. NS: GPRS</text:p>
      <text:p text:style-name="P1">400</text:p>
      <text:p text:style-name="P1">Error de conexion: {"{"fecha":20170325204609,"lat":9.985192,"lon":-83.997673,"vel":0.81,"alt":1476.40,"Head":52.00,"RSSI":27}</text:p>
      <text:p text:style-name="P1"><text:soft-page-break/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1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7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9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8</text:p>
      <text:p text:style-name="P1">Distancia recorrida: Latitud: 0.00 Longitud: 0.00</text:p>
      <text:p text:style-name="P1">276 ms. NS: GPRS</text:p>
      <text:p text:style-name="P1">Service available: 27</text:p>
      <text:p text:style-name="P1">Size: 1055</text:p>
      <text:p text:style-name="P1">pos_a: 0</text:p>
      <text:p text:style-name="P1">{"{"fecha":20170325204609,"lat":9.985192,"lon":-83.997673,"vel":0.81,"alt":1476.40,"Head":52.00,"RSSI":27}</text:p>
      <text:p text:style-name="P1">277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18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2</text:p>
      <text:p text:style-name="P1">Distancia recorrida: Latitud: 0.00 Longitud: 0.00</text:p>
      <text:p text:style-name="P1">Escribiendo en log.txt: {"fecha":20170325214156,"lat":9.985178,"lon":-83.997688,"vel":1.04,"alt":1465.60,"Head":23.00</text:p>
      <text:p text:style-name="P1">277 ms. NS: GPRS</text:p>
      <text:p text:style-name="P1">Service available: 27</text:p>
      <text:p text:style-name="P1">Size: 1150</text:p>
      <text:p text:style-name="P1">pos_a: 0</text:p>
      <text:p text:style-name="P1">{"{"fecha":20170325204609,"lat":9.985192,"lon":-83.997673,"vel":0.81,"alt":1476.40,"Head":52.00,"RSSI":27}</text:p>
      <text:p text:style-name="P1">277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1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0</text:p>
      <text:p text:style-name="P1">Distancia recorrida: Latitud: 0.00 Longitud: 0.00</text:p>
      <text:p text:style-name="P1">277 ms. NS: GPRS</text:p>
      <text:p text:style-name="P1">Service available: 27</text:p>
      <text:p text:style-name="P1">Size: 1150</text:p>
      <text:p text:style-name="P1">pos_a: 0</text:p>
      <text:p text:style-name="P1">{"{"fecha":20170325204609,"lat":9.985192,"lon":-83.997673,"vel":0.81,"alt":1476.40,"Head":52.00,"RSSI":27}</text:p>
      <text:p text:style-name="P1">277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1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2</text:p>
      <text:p text:style-name="P1">Distancia recorrida: Latitud: 0.00 Longitud: 0.00</text:p>
      <text:p text:style-name="P1">Escribiendo en log.txt: {"fecha":20170325214659,"lat":9.985217,"lon":-83.997627,"vel":0.26,"alt":1472.20,"Head":227.60</text:p>
      <text:p text:style-name="P1">277 ms. NS: GPRS</text:p>
      <text:p text:style-name="P1">Service available: 27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7</text:p>
      <text:p text:style-name="P1">Distancia recorrida: Latitud: 0.00 Longitud: 0.00</text:p>
      <text:p text:style-name="P1">277 ms. NS: GPRS</text:p>
      <text:p text:style-name="P1">Service available: 27</text:p>
      <text:p text:style-name="P1">Size: 1150</text:p>
      <text:p text:style-name="P1">pos_a: 0</text:p>
      <text:p text:style-name="P1">{"{"fecha":20170325204609,"lat":9.985192,"lon":-83.997673,"vel":0.81,"alt":1476.40,"Head":52.00,"RSSI":27}</text:p>
      <text:p text:style-name="P1">277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6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5</text:p>
      <text:p text:style-name="P1">Distancia recorrida: Latitud: 0.00 Longitud: 0.00</text:p>
      <text:p text:style-name="P1">276 ms. NS: GPRS</text:p>
      <text:p text:style-name="P1">Service available: 27</text:p>
      <text:p text:style-name="P1">Size: 1150</text:p>
      <text:p text:style-name="P1">pos_a: 0</text:p>
      <text:p text:style-name="P1">{"{"fecha":20170325204609,"lat":9.985192,"lon":-83.997673,"vel":0.81,"alt":1476.40,"Head":52.00,"RSSI":27}</text:p>
      <text:p text:style-name="P1">277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304</text:p>
      <text:p text:style-name="P1">Distancia recorrida: Latitud: 0.00 Longitud: 0.00</text:p>
      <text:p text:style-name="P1">Escribiendo en log.txt: {"fecha":20170325215204,"lat":9.985122,"lon":-83.997665,"vel":1.74,"alt":1462.00,"Head":32.40</text:p>
      <text:p text:style-name="P1">277 ms. NS: GPRS</text:p>
      <text:p text:style-name="P1">Service available: 27</text:p>
      <text:p text:style-name="P1">Size: 1245</text:p>
      <text:p text:style-name="P1">pos_a: 0</text:p>
      <text:p text:style-name="P1">{"{"fecha":20170325204609,"lat":9.985192,"lon":-83.997673,"vel":0.81,"alt":1476.40,"Head":52.00,"RSSI":27}</text:p>
      <text:p text:style-name="P1">276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1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5</text:p>
      <text:p text:style-name="P1">Distancia recorrida: Latitud: 0.00 Longitud: 0.00</text:p>
      <text:p text:style-name="P1">276 ms. NS: GPRS</text:p>
      <text:p text:style-name="P1">Service available: 27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23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8</text:p>
      <text:p text:style-name="P1">Distancia recorrida: Latitud: 0.00 Longitud: 0.00</text:p>
      <text:p text:style-name="P1">Escribiendo en log.txt: {"fecha":20170325215713,"lat":9.985102,"lon":-83.997719,"vel":0.74,"alt":1458.70,"Head":33.00</text:p>
      <text:p text:style-name="P1">276 ms. NS: GPRS</text:p>
      <text:p text:style-name="P1">Service available: 27</text:p>
      <text:p text:style-name="P1">Size: 1340</text:p>
      <text:p text:style-name="P1">pos_a: 0</text:p>
      <text:p text:style-name="P1">{"{"fecha":20170325204609,"lat":9.985192,"lon":-83.997673,"vel":0.81,"alt":1476.40,"Head":52.00,"RSSI":27}</text:p>
      <text:p text:style-name="P1">276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1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6</text:p>
      <text:p text:style-name="P1">Distancia recorrida: Latitud: 0.00 Longitud: 0.00</text:p>
      <text:p text:style-name="P1">277 ms. NS: GPRS</text:p>
      <text:p text:style-name="P1">Service available: 27</text:p>
      <text:p text:style-name="P1">Size: 1340</text:p>
      <text:p text:style-name="P1">pos_a: 0</text:p>
      <text:p text:style-name="P1">{"{"fecha":20170325204609,"lat":9.985192,"lon":-83.997673,"vel":0.81,"alt":1476.40,"Head":52.00,"RSSI":27}</text:p>
      <text:p text:style-name="P1">276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17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2</text:p>
      <text:p text:style-name="P1">Distancia recorrida: Latitud: 0.00 Longitud: 0.00</text:p>
      <text:p text:style-name="P1">Escribiendo en log.txt: {"fecha":20170325220217,"lat":9.985150,"lon":-83.997635,"vel":1.07,"alt":1463.60,"Head":36.50</text:p>
      <text:p text:style-name="P1">276 ms. NS: GPRS</text:p>
      <text:p text:style-name="P1">Service available: 27</text:p>
      <text:p text:style-name="P1">Size: 1435</text:p>
      <text:p text:style-name="P1">pos_a: 0</text:p>
      <text:p text:style-name="P1">{"{"fecha":20170325204609,"lat":9.985192,"lon":-83.997673,"vel":0.81,"alt":1476.40,"Head":52.00,"RSSI":27}</text:p>
      <text:p text:style-name="P1">277 ms. NS: GPRS</text:p>
      <text:p text:style-name="P1">27537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27537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2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6</text:p>
      <text:p text:style-name="P1">Distancia recorrida: Latitud: 0.00 Longitud: 0.00</text:p>
      <text:p text:style-name="P1">276 ms. NS: GPRS</text:p>
      <text:p text:style-name="P1">Service available: 27</text:p>
      <text:p text:style-name="P1">Size: 1435</text:p>
      <text:p text:style-name="P1">pos_a: 0</text:p>
      <text:p text:style-name="P1">{"{"fecha":20170325204609,"lat":9.985192,"lon":-83.997673,"vel":0.81,"alt":1476.40,"Head":52.00,"RSSI":27}</text:p>
      <text:p text:style-name="P1">277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12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10</text:p>
      <text:p text:style-name="P1">Distancia recorrida: Latitud: 0.00 Longitud: 0.00</text:p>
      <text:p text:style-name="P1">Escribiendo en log.txt: {"fecha":20170325220728,"lat":9.985142,"lon":-83.997650,"vel":0.31,"alt":1465.60,"Head":65.90</text:p>
      <text:p text:style-name="P1">276 ms. NS: GPRS</text:p>
      <text:p text:style-name="P1">Service available: 27</text:p>
      <text:p text:style-name="P1">Size: 1530</text:p>
      <text:p text:style-name="P1">pos_a: 0</text:p>
      <text:p text:style-name="P1">{"{"fecha":20170325204609,"lat":9.985192,"lon":-83.997673,"vel":0.81,"alt":1476.40,"Head":52.00,"RSSI":27}</text:p>
      <text:p text:style-name="P1">277 ms. NS: GPRS</text:p>
      <text:p text:style-name="P1">27537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27537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2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8</text:p>
      <text:p text:style-name="P1">Distancia recorrida: Latitud: 0.00 Longitud: 0.00</text:p>
      <text:p text:style-name="P1">276 ms. NS: GPRS</text:p>
      <text:p text:style-name="P1">Service available: 27</text:p>
      <text:p text:style-name="P1">Size: 1530</text:p>
      <text:p text:style-name="P1">pos_a: 0</text:p>
      <text:p text:style-name="P1">{"{"fecha":20170325204609,"lat":9.985192,"lon":-83.997673,"vel":0.81,"alt":1476.40,"Head":52.00,"RSSI":27}</text:p>
      <text:p text:style-name="P1">277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6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5</text:p>
      <text:p text:style-name="P1">Distancia recorrida: Latitud: 0.00 Longitud: 0.00</text:p>
      <text:p text:style-name="P1">277 ms. NS: GPRS</text:p>
      <text:p text:style-name="P1">Service available: 27</text:p>
      <text:p text:style-name="P1">Size: 1530</text:p>
      <text:p text:style-name="P1">pos_a: 0</text:p>
      <text:p text:style-name="P1">{"{"fecha":20170325204609,"lat":9.985192,"lon":-83.997673,"vel":0.81,"alt":1476.40,"Head":52.00,"RSSI":27}</text:p>
      <text:p text:style-name="P1">276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304</text:p>
      <text:p text:style-name="P1">Distancia recorrida: Latitud: 0.00 Longitud: 0.00</text:p>
      <text:p text:style-name="P1">Escribiendo en log.txt: {"fecha":20170325221233,"lat":9.985135,"lon":-83.997696,"vel":4.43,"alt":1461.50,"Head":11.40</text:p>
      <text:p text:style-name="P1">277 ms. NS: GPRS</text:p>
      <text:p text:style-name="P1">Service available: 27</text:p>
      <text:p text:style-name="P1">Size: 1625</text:p>
      <text:p text:style-name="P1">pos_a: 0</text:p>
      <text:p text:style-name="P1">{"{"fecha":20170325204609,"lat":9.985192,"lon":-83.997673,"vel":0.81,"alt":1476.40,"Head":52.00,"RSSI":27}</text:p>
      <text:p text:style-name="P1">277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1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5</text:p>
      <text:p text:style-name="P1">Distancia recorrida: Latitud: 0.00 Longitud: 0.00</text:p>
      <text:p text:style-name="P1">277 ms. NS: GPRS</text:p>
      <text:p text:style-name="P1">Service available: 27</text:p>
      <text:p text:style-name="P1">Size: 1625</text:p>
      <text:p text:style-name="P1">pos_a: 0</text:p>
      <text:p text:style-name="P1">{"{"fecha":20170325204609,"lat":9.985192,"lon":-83.997673,"vel":0.81,"alt":1476.40,"Head":52.00,"RSSI":27}</text:p>
      <text:p text:style-name="P1">277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24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1</text:p>
      <text:p text:style-name="P1">Distancia recorrida: Latitud: 0.00 Longitud: 0.00</text:p>
      <text:p text:style-name="P1">Escribiendo en log.txt: {"fecha":20170325221736,"lat":9.985115,"lon":-83.997696,"vel":0.31,"alt":1465.60,"Head":33.00</text:p>
      <text:p text:style-name="P1">277 ms. NS: GPRS</text:p>
      <text:p text:style-name="P1">Service available: 27</text:p>
      <text:p text:style-name="P1">Size: 1720</text:p>
      <text:p text:style-name="P1">pos_a: 0</text:p>
      <text:p text:style-name="P1">{"{"fecha":20170325204609,"lat":9.985192,"lon":-83.997673,"vel":0.81,"alt":1476.40,"Head":52.00,"RSSI":27}</text:p>
      <text:p text:style-name="P1">276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1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7</text:p>
      <text:p text:style-name="P1">Distancia recorrida: Latitud: 0.00 Longitud: 0.00</text:p>
      <text:p text:style-name="P1">277 ms. NS: GPRS</text:p>
      <text:p text:style-name="P1">Service available: 27</text:p>
      <text:p text:style-name="P1">Size: 1720</text:p>
      <text:p text:style-name="P1">pos_a: 0</text:p>
      <text:p text:style-name="P1">{"{"fecha":20170325204609,"lat":9.985192,"lon":-83.997673,"vel":0.81,"alt":1476.40,"Head":52.00,"RSSI":27}</text:p>
      <text:p text:style-name="P1">277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18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7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20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1</text:p>
      <text:p text:style-name="P1">Distancia recorrida: Latitud: 0.00 Longitud: 0.00</text:p>
      <text:p text:style-name="P1">Escribiendo en log.txt: {"fecha":20170325222238,"lat":9.985117,"lon":-83.997704,"vel":0.85,"alt":1457.90,"Head":247.60</text:p>
      <text:p text:style-name="P1">276 ms. NS: GPRS</text:p>
      <text:p text:style-name="P1">Service available: 27</text:p>
      <text:p text:style-name="P1">Size: 1816</text:p>
      <text:p text:style-name="P1">pos_a: 0</text:p>
      <text:p text:style-name="P1">{"{"fecha":20170325204609,"lat":9.985192,"lon":-83.997673,"vel":0.81,"alt":1476.40,"Head":52.00,"RSSI":27}</text:p>
      <text:p text:style-name="P1">277 ms. NS: GPRS</text:p>
      <text:p text:style-name="P1">400</text:p>
      <text:p text:style-name="P1">Error de conexion: {"{"fecha":20170325204609,"lat":9.985192,"lon":-83.997673,"vel":0.81,"alt":1476.40,"Head":52.00,"RSSI":27}</text:p>
      <text:p text:style-name="P1"><text:soft-page-break/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1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0</text:p>
      <text:p text:style-name="P1">Distancia recorrida: Latitud: 0.00 Longitud: 0.00</text:p>
      <text:p text:style-name="P1">277 ms. NS: GPRS</text:p>
      <text:p text:style-name="P1">Service available: 27</text:p>
      <text:p text:style-name="P1">Size: 1816</text:p>
      <text:p text:style-name="P1">pos_a: 0</text:p>
      <text:p text:style-name="P1">{"{"fecha":20170325204609,"lat":9.985192,"lon":-83.997673,"vel":0.81,"alt":1476.40,"Head":52.00,"RSSI":27}</text:p>
      <text:p text:style-name="P1">276 ms. NS: GPRS</text:p>
      <text:p text:style-name="P1">400</text:p>
      <text:p text:style-name="P1"><text:soft-page-break/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1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2</text:p>
      <text:p text:style-name="P1">Distancia recorrida: Latitud: 0.00 Longitud: 0.00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24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2</text:p>
      <text:p text:style-name="P1">Distancia recorrida: Latitud: 0.00 Longitud: 0.00</text:p>
      <text:p text:style-name="P1">Escribiendo en log.txt: {"fecha":20170325222742,"lat":9.985150,"lon":-83.997658,"vel":0.67,"alt":1451.00,"Head":8.60</text:p>
      <text:p text:style-name="P1">276 ms. NS: GPRS</text:p>
      <text:p text:style-name="P1">Service available: 27</text:p>
      <text:p text:style-name="P1">Size: 1910</text:p>
      <text:p text:style-name="P1">pos_a: 0</text:p>
      <text:p text:style-name="P1">{"{"fecha":20170325204609,"lat":9.985192,"lon":-83.997673,"vel":0.81,"alt":1476.40,"Head":52.00,"RSSI":27}</text:p>
      <text:p text:style-name="P1">277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1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0</text:p>
      <text:p text:style-name="P1"><text:soft-page-break/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2</text:p>
      <text:p text:style-name="P1">Distancia recorrida: Latitud: 0.00 Longitud: 0.00</text:p>
      <text:p text:style-name="P1">276 ms. NS: GPRS</text:p>
      <text:p text:style-name="P1">Service available: 27</text:p>
      <text:p text:style-name="P1">Size: 1910</text:p>
      <text:p text:style-name="P1">pos_a: 0</text:p>
      <text:p text:style-name="P1">{"{"fecha":20170325204609,"lat":9.985192,"lon":-83.997673,"vel":0.81,"alt":1476.40,"Head":52.00,"RSSI":27}</text:p>
      <text:p text:style-name="P1">276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6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<text:soft-page-break/>Tiempo transcurrido: 15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8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290</text:p>
      <text:p text:style-name="P1">Distancia recorrida: Latitud: 0.00 Longitud: 0.00</text:p>
      <text:p text:style-name="P1">277 ms. NS: GPRS</text:p>
      <text:p text:style-name="P1">Service available: 27</text:p>
      <text:p text:style-name="P1">Size: 1910</text:p>
      <text:p text:style-name="P1">pos_a: 0</text:p>
      <text:p text:style-name="P1">{"{"fecha":20170325204609,"lat":9.985192,"lon":-83.997673,"vel":0.81,"alt":1476.40,"Head":52.00,"RSSI":27}</text:p>
      <text:p text:style-name="P1">277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307</text:p>
      <text:p text:style-name="P1">Distancia recorrida: Latitud: 0.00 Longitud: 0.00</text:p>
      <text:p text:style-name="P1">Escribiendo en log.txt: {"fecha":20170325223200,"lat":9.985160,"lon":-83.997711,"vel":0.02,"alt":1456.60,"Head":153.90</text:p>
      <text:p text:style-name="P1">276 ms. NS: GPRS</text:p>
      <text:p text:style-name="P1">Service available: 27</text:p>
      <text:p text:style-name="P1">Size: 2006</text:p>
      <text:p text:style-name="P1">pos_a: 0</text:p>
      <text:p text:style-name="P1">{"{"fecha":20170325204609,"lat":9.985192,"lon":-83.997673,"vel":0.81,"alt":1476.40,"Head":52.00,"RSSI":27}</text:p>
      <text:p text:style-name="P1">277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1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1</text:p>
      <text:p text:style-name="P1"><text:soft-page-break/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9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19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5</text:p>
      <text:p text:style-name="P1">Distancia recorrida: Latitud: 0.00 Longitud: 0.00</text:p>
      <text:p text:style-name="P1">276 ms. NS: GPRS</text:p>
      <text:p text:style-name="P1">Service available: 27</text:p>
      <text:p text:style-name="P1">Size: 2006</text:p>
      <text:p text:style-name="P1">pos_a: 0</text:p>
      <text:p text:style-name="P1">{"{"fecha":20170325204609,"lat":9.985192,"lon":-83.997673,"vel":0.81,"alt":1476.40,"Head":52.00,"RSSI":27}</text:p>
      <text:p text:style-name="P1">277 ms. NS: GPRS</text:p>
      <text:p text:style-name="P1">400</text:p>
      <text:p text:style-name="P1">Error de conexion: {"{"fecha":20170325204609,"lat":9.985192,"lon":-83.997673,"vel":0.81,"alt":1476.40,"Head":52.00,"RSSI":27}</text:p>
      <text:p text:style-name="P1">Escribiendo en nonupdat.txt: {"{"fecha":20170325204609,"lat":9.985192,"lon":-83.997673,"vel":0.81,"alt":1476.40,"Head":52.00,"RSSI":27} <text:s text:c="2"/>Errror code: 400</text:p>
      <text:p text:style-name="P1">Error en la subida de datos</text:p>
      <text:p text:style-name="P1">............</text:p>
      <text:p text:style-name="P1">Calculando Ubicacion...</text:p>
      <text:p text:style-name="P1">--Analizando Umbrales--</text:p>
      <text:p text:style-name="P1">Tiempo transcurrido: 24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9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301</text:p>
      <text:p text:style-name="P1">Distancia recorrida: Latitud: 0.00 Longitud: 0.00</text:p>
      <text:p text:style-name="P1">Escribiendo en log.txt: {"fecha":20170325223753,"lat":9.985197,"lon":-83.997688,"vel":1.63,"alt":1456.10,"Head":26.50</text:p>
      <text:p text:style-name="P1">277 ms. NS: GPRS</text:p>
      <text:p text:style-name="P1">Service available: 27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5</text:p>
      <text:p text:style-name="P1">Distancia recorrida: Latitud: 0.00 Longitud: 0.00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11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3</text:p>
      <text:p text:style-name="P1">Distancia recorrida: Latitud: 0.00 Longitud: 0.00</text:p>
      <text:p text:style-name="P1">277 ms. NS: GPRS</text:p>
      <text:p text:style-name="P1">Service available: 27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7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3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24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3</text:p>
      <text:p text:style-name="P1">Distancia recorrida: Latitud: 0.00 Longitud: 0.00</text:p>
      <text:p text:style-name="P1">Error SD</text:p>
      <text:p text:style-name="P1">277 ms. NS: GPRS</text:p>
      <text:p text:style-name="P1">Service available: 27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8</text:p>
      <text:p text:style-name="P1"><text:soft-page-break/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3</text:p>
      <text:p text:style-name="P1">Distancia recorrida: Latitud: 0.00 Longitud: 0.00</text:p>
      <text:p text:style-name="P1">276 ms. NS: GPRS</text:p>
      <text:p text:style-name="P1">Service available: 27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0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<text:soft-page-break/>Tiempo transcurrido: 18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3</text:p>
      <text:p text:style-name="P1">Distancia recorrida: Latitud: 0.00 Longitud: 0.00</text:p>
      <text:p text:style-name="P1">Error SD</text:p>
      <text:p text:style-name="P1">276 ms. NS: GPRS</text:p>
      <text:p text:style-name="P1">Service available: 27</text:p>
      <text:p text:style-name="P1">Log.txt not found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1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</text:p>
      <text:p text:style-name="P1">Distancia recorrida: Latitud: 0.00 Longitud: 0.00</text:p>
      <text:p text:style-name="P1">277 ms. NS: GPRS</text:p>
      <text:p text:style-name="P1">Service available: 27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3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9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1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7</text:p>
      <text:p text:style-name="P1">Distancia recorrida: Latitud: 0.00 Longitud: 0.00</text:p>
      <text:p text:style-name="P1">277 ms. NS: GPRS</text:p>
      <text:p text:style-name="P1">Service available: 27</text:p>
      <text:p text:style-name="P1"><text:soft-page-break/>Log.txt not found</text:p>
      <text:p text:style-name="P1">............</text:p>
      <text:p text:style-name="P1">Calculando Ubicacion...</text:p>
      <text:p text:style-name="P1">--Analizando Umbrales--</text:p>
      <text:p text:style-name="P1">Tiempo transcurrido: 27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5</text:p>
      <text:p text:style-name="P1">Distancia recorrida: Latitud: 0.00 Longitud: 0.00</text:p>
      <text:p text:style-name="P1">Error SD</text:p>
      <text:p text:style-name="P1">277 ms. NS: GPRS</text:p>
      <text:p text:style-name="P1">Service available: 27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0</text:p>
      <text:p text:style-name="P1">Distancia recorrida: Latitud: 0.00 Longitud: 0.00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8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6</text:p>
      <text:p text:style-name="P1">Distancia recorrida: Latitud: 0.00 Longitud: 0.00</text:p>
      <text:p text:style-name="P1">277 ms. NS: GPRS</text:p>
      <text:p text:style-name="P1">Service available: 27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99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21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3</text:p>
      <text:p text:style-name="P1">Distancia recorrida: Latitud: 0.00 Longitud: 0.00</text:p>
      <text:p text:style-name="P1">Error SD</text:p>
      <text:p text:style-name="P1">276 ms. NS: GPRS</text:p>
      <text:p text:style-name="P1">Service available: 27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</text:p>
      <text:p text:style-name="P1"><text:soft-page-break/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6</text:p>
      <text:p text:style-name="P1">Distancia recorrida: Latitud: 0.00 Longitud: 0.00</text:p>
      <text:p text:style-name="P1">277 ms. NS: GPRS</text:p>
      <text:p text:style-name="P1">Service available: 27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2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<text:soft-page-break/>Tiempo transcurrido: 15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0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29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3</text:p>
      <text:p text:style-name="P1">Distancia recorrida: Latitud: 0.00 Longitud: 0.00</text:p>
      <text:p text:style-name="P1">Error SD</text:p>
      <text:p text:style-name="P1">277 ms. NS: GPRS</text:p>
      <text:p text:style-name="P1">Service available: 27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7</text:p>
      <text:p text:style-name="P1">Distancia recorrida: Latitud: 0.00 Longitud: 0.00</text:p>
      <text:p text:style-name="P1">277 ms. NS: GPRS</text:p>
      <text:p text:style-name="P1">Service available: 27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6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4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10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2</text:p>
      <text:p text:style-name="P1">Distancia recorrida: Latitud: 0.00 Longitud: 0.00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23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0</text:p>
      <text:p text:style-name="P1">Distancia recorrida: Latitud: 0.00 Longitud: 0.00</text:p>
      <text:p text:style-name="P1">277 ms. NS: GPRS</text:p>
      <text:p text:style-name="P1">Service available: 27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29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5</text:p>
      <text:p text:style-name="P1">Distancia recorrida: Latitud: 0.00 Longitud: 0.00</text:p>
      <text:p text:style-name="P1">Error SD</text:p>
      <text:p text:style-name="P1">276 ms. NS: GPRS</text:p>
      <text:p text:style-name="P1">Service available: 27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5</text:p>
      <text:p text:style-name="P1">Distancia recorrida: Latitud: 0.00 Longitud: 0.00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4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4</text:p>
      <text:p text:style-name="P1"><text:soft-page-break/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9</text:p>
      <text:p text:style-name="P1">Distancia recorrida: Latitud: 0.00 Longitud: 0.00</text:p>
      <text:p text:style-name="P1">277 ms. NS: GPRS</text:p>
      <text:p text:style-name="P1">Service available: 27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22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<text:soft-page-break/>Tiempo transcurrido: 303</text:p>
      <text:p text:style-name="P1">Distancia recorrida: Latitud: 0.00 Longitud: 0.00</text:p>
      <text:p text:style-name="P1">Error SD</text:p>
      <text:p text:style-name="P1">276 ms. NS: GPRS</text:p>
      <text:p text:style-name="P1">Service available: 27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6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1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0</text:p>
      <text:p text:style-name="P1">Distancia recorrida: Latitud: 0.00 Longitud: 0.00</text:p>
      <text:p text:style-name="P1">276 ms. NS: GPRS</text:p>
      <text:p text:style-name="P1">Service available: 27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5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5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25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3</text:p>
      <text:p text:style-name="P1">Distancia recorrida: Latitud: 0.00 Longitud: 0.00</text:p>
      <text:p text:style-name="P1">Error SD</text:p>
      <text:p text:style-name="P1">277 ms. NS: GPRS</text:p>
      <text:p text:style-name="P1">Service available: 27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<text:soft-page-break/>Tiempo transcurrido: 70</text:p>
      <text:p text:style-name="P1">Distancia recorrida: Latitud: 0.00 Longitud: 0.00</text:p>
      <text:p text:style-name="P1">276 ms. NS: GPRS</text:p>
      <text:p text:style-name="P1">Service available: 27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8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7</text:p>
      <text:p text:style-name="P1">Distancia recorrida: Latitud: 0.00 Longitud: 0.00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1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3</text:p>
      <text:p text:style-name="P1">Distancia recorrida: Latitud: 0.00 Longitud: 0.00</text:p>
      <text:p text:style-name="P1">Error SD</text:p>
      <text:p text:style-name="P1">276 ms. NS: GPRS</text:p>
      <text:p text:style-name="P1">Service available: 27</text:p>
      <text:p text:style-name="P1">Log.txt not found</text:p>
      <text:p text:style-name="P1">276 ms. NS: GPRS</text:p>
      <text:p text:style-name="P1">Service available: 27</text:p>
      <text:p text:style-name="P1">Log.txt not found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1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1</text:p>
      <text:p text:style-name="P1"><text:soft-page-break/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4</text:p>
      <text:p text:style-name="P1">Distancia recorrida: Latitud: 0.00 Longitud: 0.00</text:p>
      <text:p text:style-name="P1">277 ms. NS: GPRS</text:p>
      <text:p text:style-name="P1">Service available: 25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24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<text:soft-page-break/>Tiempo transcurrido: 27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5</text:p>
      <text:p text:style-name="P1">Distancia recorrida: Latitud: 0.00 Longitud: 0.00</text:p>
      <text:p text:style-name="P1">Error SD</text:p>
      <text:p text:style-name="P1">277 ms. NS: GPRS</text:p>
      <text:p text:style-name="P1">Service available: 25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2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9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3</text:p>
      <text:p text:style-name="P1">Distancia recorrida: Latitud: 0.00 Longitud: 0.00</text:p>
      <text:p text:style-name="P1">277 ms. NS: GPRS</text:p>
      <text:p text:style-name="P1">Service available: 25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0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22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3</text:p>
      <text:p text:style-name="P1">Distancia recorrida: Latitud: 0.00 Longitud: 0.00</text:p>
      <text:p text:style-name="P1">Error SD</text:p>
      <text:p text:style-name="P1">277 ms. NS: GPRS</text:p>
      <text:p text:style-name="P1">Service available: 25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<text:soft-page-break/>Tiempo transcurrido: 3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3</text:p>
      <text:p text:style-name="P1">Distancia recorrida: Latitud: 0.00 Longitud: 0.00</text:p>
      <text:p text:style-name="P1">277 ms. NS: GPRS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0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2</text:p>
      <text:p text:style-name="P1">Distancia recorrida: Latitud: 0.00 Longitud: 0.00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16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1</text:p>
      <text:p text:style-name="P1"><text:soft-page-break/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3</text:p>
      <text:p text:style-name="P1">Distancia recorrida: Latitud: 0.00 Longitud: 0.00</text:p>
      <text:p text:style-name="P1">Error SD</text:p>
      <text:p text:style-name="P1">277 ms. NS: GPRS</text:p>
      <text:p text:style-name="P1">Service available: 25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</text:p>
      <text:p text:style-name="P1">Distancia recorrida: Latitud: 0.00 Longitud: 0.00</text:p>
      <text:p text:style-name="P1">281 ms. NS: GPRS</text:p>
      <text:p text:style-name="P1">Service available: 25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3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6</text:p>
      <text:p text:style-name="P1"><text:soft-page-break/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4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24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7</text:p>
      <text:p text:style-name="P1">Distancia recorrida: Latitud: 0.00 Longitud: 0.00</text:p>
      <text:p text:style-name="P1">277 ms. NS: GPRS</text:p>
      <text:p text:style-name="P1">Service available: 25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27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5</text:p>
      <text:p text:style-name="P1">Distancia recorrida: Latitud: 0.00 Longitud: 0.00</text:p>
      <text:p text:style-name="P1">Error SD</text:p>
      <text:p text:style-name="P1">277 ms. NS: GPRS</text:p>
      <text:p text:style-name="P1">Service available: 25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7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5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<text:soft-page-break/>Tiempo transcurrido: 186</text:p>
      <text:p text:style-name="P1">Distancia recorrida: Latitud: 0.00 Longitud: 0.00</text:p>
      <text:p text:style-name="P1">277 ms. NS: GPRS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3</text:p>
      <text:p text:style-name="P1">Distancia recorrida: Latitud: 0.00 Longitud: 0.00</text:p>
      <text:p text:style-name="P1">Error SD</text:p>
      <text:p text:style-name="P1">276 ms. NS: GPRS</text:p>
      <text:p text:style-name="P1"><text:soft-page-break/>Service available: 27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6</text:p>
      <text:p text:style-name="P1">Distancia recorrida: Latitud: 0.00 Longitud: 0.00</text:p>
      <text:p text:style-name="P1">277 ms. NS: GPRS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12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7</text:p>
      <text:p text:style-name="P1"><text:soft-page-break/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3</text:p>
      <text:p text:style-name="P1">Distancia recorrida: Latitud: 0.00 Longitud: 0.00</text:p>
      <text:p text:style-name="P1">Error SD</text:p>
      <text:p text:style-name="P1">276 ms. NS: GPRS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7</text:p>
      <text:p text:style-name="P1">Distancia recorrida: Latitud: 0.00 Longitud: 0.00</text:p>
      <text:p text:style-name="P1">281 ms. NS: GPRS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6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1</text:p>
      <text:p text:style-name="P1"><text:soft-page-break/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9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21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0</text:p>
      <text:p text:style-name="P1">Distancia recorrida: Latitud: 0.00 Longitud: 0.00</text:p>
      <text:p text:style-name="P1">277 ms. NS: GPRS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29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5</text:p>
      <text:p text:style-name="P1">Distancia recorrida: Latitud: 0.00 Longitud: 0.00</text:p>
      <text:p text:style-name="P1">Error SD</text:p>
      <text:p text:style-name="P1">277 ms. NS: GPRS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2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2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<text:soft-page-break/>Tiempo transcurrido: 15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9</text:p>
      <text:p text:style-name="P1">Distancia recorrida: Latitud: 0.00 Longitud: 0.00</text:p>
      <text:p text:style-name="P1">276 ms. NS: GPRS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22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8</text:p>
      <text:p text:style-name="P1">Distancia recorrida: Latitud: 0.00 Longitud: 0.00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28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3</text:p>
      <text:p text:style-name="P1">Distancia recorrida: Latitud: 0.00 Longitud: 0.00</text:p>
      <text:p text:style-name="P1">Error SD</text:p>
      <text:p text:style-name="P1">277 ms. NS: GPRS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3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10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9</text:p>
      <text:p text:style-name="P1">Distancia recorrida: Latitud: 0.00 Longitud: 0.00</text:p>
      <text:p text:style-name="P1">277 ms. NS: GPRS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5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2</text:p>
      <text:p text:style-name="P1"><text:soft-page-break/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3</text:p>
      <text:p text:style-name="P1">Distancia recorrida: Latitud: 0.00 Longitud: 0.00</text:p>
      <text:p text:style-name="P1">Error SD</text:p>
      <text:p text:style-name="P1">277 ms. NS: GPRS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5</text:p>
      <text:p text:style-name="P1">Distancia recorrida: Latitud: 0.00 Longitud: 0.00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4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0</text:p>
      <text:p text:style-name="P1">Distancia recorrida: Latitud: 0.00 Longitud: 0.00</text:p>
      <text:p text:style-name="P1">276 ms. NS: GPRS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8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4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1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<text:soft-page-break/>Tiempo transcurrido: 303</text:p>
      <text:p text:style-name="P1">Distancia recorrida: Latitud: 0.00 Longitud: 0.00</text:p>
      <text:p text:style-name="P1">Error SD</text:p>
      <text:p text:style-name="P1">277 ms. NS: GPRS</text:p>
      <text:p text:style-name="P1">Service available: 26</text:p>
      <text:p text:style-name="P1">Log.txt not found</text:p>
      <text:p text:style-name="P1">277 ms. NS: GPRS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<text:soft-page-break/>Tiempo transcurrido: 11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4</text:p>
      <text:p text:style-name="P1">Distancia recorrida: Latitud: 0.00 Longitud: 0.00</text:p>
      <text:p text:style-name="P1">277 ms. NS: GPRS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24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5</text:p>
      <text:p text:style-name="P1">Distancia recorrida: Latitud: 0.00 Longitud: 0.00</text:p>
      <text:p text:style-name="P1">Error SD</text:p>
      <text:p text:style-name="P1">277 ms. NS: GPRS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8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7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3</text:p>
      <text:p text:style-name="P1">Distancia recorrida: Latitud: 0.00 Longitud: 0.00</text:p>
      <text:p text:style-name="P1">277 ms. NS: GPRS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7</text:p>
      <text:p text:style-name="P1"><text:soft-page-break/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3</text:p>
      <text:p text:style-name="P1">Distancia recorrida: Latitud: 0.00 Longitud: 0.00</text:p>
      <text:p text:style-name="P1">Error SD</text:p>
      <text:p text:style-name="P1">277 ms. NS: GPRS</text:p>
      <text:p text:style-name="P1">Service available: 27</text:p>
      <text:p text:style-name="P1">Log.txt not found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1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3</text:p>
      <text:p text:style-name="P1">Distancia recorrida: Latitud: 0.00 Longitud: 0.00</text:p>
      <text:p text:style-name="P1">282 ms. NS: GPRS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0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9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1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<text:soft-page-break/>Tiempo transcurrido: 26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3</text:p>
      <text:p text:style-name="P1">Distancia recorrida: Latitud: 0.00 Longitud: 0.00</text:p>
      <text:p text:style-name="P1">Error SD</text:p>
      <text:p text:style-name="P1">276 ms. NS: GPRS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</text:p>
      <text:p text:style-name="P1">Distancia recorrida: Latitud: 0.00 Longitud: 0.00</text:p>
      <text:p text:style-name="P1">277 ms. NS: GPRS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3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<text:soft-page-break/>Tiempo transcurrido: 8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1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22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7</text:p>
      <text:p text:style-name="P1">Distancia recorrida: Latitud: 0.00 Longitud: 0.00</text:p>
      <text:p text:style-name="P1">277 ms. NS: GPRS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27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5</text:p>
      <text:p text:style-name="P1">Distancia recorrida: Latitud: 0.00 Longitud: 0.00</text:p>
      <text:p text:style-name="P1">Error SD</text:p>
      <text:p text:style-name="P1">276 ms. NS: GPRS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3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1</text:p>
      <text:p text:style-name="P1">Distancia recorrida: Latitud: 0.00 Longitud: 0.00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16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6</text:p>
      <text:p text:style-name="P1">Distancia recorrida: Latitud: 0.00 Longitud: 0.00</text:p>
      <text:p text:style-name="P1">2765 ms. NS: GSM</text:p>
      <text:p text:style-name="P1">Service available: 27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20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3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29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6</text:p>
      <text:p text:style-name="P1">Distancia recorrida: Latitud: 0.00 Longitud: 0.00</text:p>
      <text:p text:style-name="P1">Error SD</text:p>
      <text:p text:style-name="P1">2770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9</text:p>
      <text:p text:style-name="P1"><text:soft-page-break/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0</text:p>
      <text:p text:style-name="P1">Distancia recorrida: Latitud: 0.00 Longitud: 0.00</text:p>
      <text:p text:style-name="P1">2765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3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<text:soft-page-break/>Tiempo transcurrido: 2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11</text:p>
      <text:p text:style-name="P1">Distancia recorrida: Latitud: 0.00 Longitud: 0.00</text:p>
      <text:p text:style-name="P1">Error SD</text:p>
      <text:p text:style-name="P1">2765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1</text:p>
      <text:p text:style-name="P1">Distancia recorrida: Latitud: 0.00 Longitud: 0.00</text:p>
      <text:p text:style-name="P1">2765 ms. NS: GSM</text:p>
      <text:p text:style-name="P1"><text:soft-page-break/>Service available: 27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6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3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19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8</text:p>
      <text:p text:style-name="P1">Distancia recorrida: Latitud: 0.00 Longitud: 0.00</text:p>
      <text:p text:style-name="P1">2765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304</text:p>
      <text:p text:style-name="P1">Distancia recorrida: Latitud: 0.00 Longitud: 0.00</text:p>
      <text:p text:style-name="P1">Error SD</text:p>
      <text:p text:style-name="P1">2765 ms. NS: GSM</text:p>
      <text:p text:style-name="P1">Service available: 26</text:p>
      <text:p text:style-name="P1">Log.txt not found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1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2</text:p>
      <text:p text:style-name="P1">Distancia recorrida: Latitud: 0.00 Longitud: 0.00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14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5</text:p>
      <text:p text:style-name="P1">Distancia recorrida: Latitud: 0.00 Longitud: 0.00</text:p>
      <text:p text:style-name="P1">2765 ms. NS: GSM</text:p>
      <text:p text:style-name="P1">Service available: 27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2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5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2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11</text:p>
      <text:p text:style-name="P1">Distancia recorrida: Latitud: 0.00 Longitud: 0.00</text:p>
      <text:p text:style-name="P1">Error SD</text:p>
      <text:p text:style-name="P1">2765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6</text:p>
      <text:p text:style-name="P1"><text:soft-page-break/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6</text:p>
      <text:p text:style-name="P1">Distancia recorrida: Latitud: 0.00 Longitud: 0.00</text:p>
      <text:p text:style-name="P1">2765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7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<text:soft-page-break/>Tiempo transcurrido: 21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11</text:p>
      <text:p text:style-name="P1">Distancia recorrida: Latitud: 0.00 Longitud: 0.00</text:p>
      <text:p text:style-name="P1">Error SD</text:p>
      <text:p text:style-name="P1">2765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3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4</text:p>
      <text:p text:style-name="P1">Distancia recorrida: Latitud: 0.00 Longitud: 0.00</text:p>
      <text:p text:style-name="P1">2765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0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0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17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8</text:p>
      <text:p text:style-name="P1">Distancia recorrida: Latitud: 0.00 Longitud: 0.00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2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11</text:p>
      <text:p text:style-name="P1">Distancia recorrida: Latitud: 0.00 Longitud: 0.00</text:p>
      <text:p text:style-name="P1">Error SD</text:p>
      <text:p text:style-name="P1">2765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6</text:p>
      <text:p text:style-name="P1">Distancia recorrida: Latitud: 0.00 Longitud: 0.00</text:p>
      <text:p text:style-name="P1">2765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3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2</text:p>
      <text:p text:style-name="P1">Distancia recorrida: Latitud: 0.00 Longitud: 0.00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11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1</text:p>
      <text:p text:style-name="P1"><text:soft-page-break/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3</text:p>
      <text:p text:style-name="P1">Distancia recorrida: Latitud: 0.00 Longitud: 0.00</text:p>
      <text:p text:style-name="P1">2765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26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4</text:p>
      <text:p text:style-name="P1">Distancia recorrida: Latitud: 0.00 Longitud: 0.00</text:p>
      <text:p text:style-name="P1">Error SD</text:p>
      <text:p text:style-name="P1">2764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1</text:p>
      <text:p text:style-name="P1"><text:soft-page-break/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9</text:p>
      <text:p text:style-name="P1">Distancia recorrida: Latitud: 0.00 Longitud: 0.00</text:p>
      <text:p text:style-name="P1">2765 ms. NS: GSM</text:p>
      <text:p text:style-name="P1"><text:soft-page-break/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20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11</text:p>
      <text:p text:style-name="P1">Distancia recorrida: Latitud: 0.00 Longitud: 0.00</text:p>
      <text:p text:style-name="P1">Error SD</text:p>
      <text:p text:style-name="P1">2764 ms. NS: GSM</text:p>
      <text:p text:style-name="P1">Service available: 26</text:p>
      <text:p text:style-name="P1">Log.txt not found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1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0</text:p>
      <text:p text:style-name="P1">Distancia recorrida: Latitud: 0.00 Longitud: 0.00</text:p>
      <text:p text:style-name="P1">2765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37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14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5</text:p>
      <text:p text:style-name="P1">Distancia recorrida: Latitud: 0.00 Longitud: 0.00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2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11</text:p>
      <text:p text:style-name="P1">Distancia recorrida: Latitud: 0.00 Longitud: 0.00</text:p>
      <text:p text:style-name="P1">Error SD</text:p>
      <text:p text:style-name="P1">2765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1</text:p>
      <text:p text:style-name="P1">Distancia recorrida: Latitud: 0.00 Longitud: 0.00</text:p>
      <text:p text:style-name="P1">2770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6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9</text:p>
      <text:p text:style-name="P1">Distancia recorrida: Latitud: 0.00 Longitud: 0.00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9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8</text:p>
      <text:p text:style-name="P1"><text:soft-page-break/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8</text:p>
      <text:p text:style-name="P1">Distancia recorrida: Latitud: 0.00 Longitud: 0.00</text:p>
      <text:p text:style-name="P1">2765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304</text:p>
      <text:p text:style-name="P1">Distancia recorrida: Latitud: 0.00 Longitud: 0.00</text:p>
      <text:p text:style-name="P1">Error SD</text:p>
      <text:p text:style-name="P1">2765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9</text:p>
      <text:p text:style-name="P1"><text:soft-page-break/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7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17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5</text:p>
      <text:p text:style-name="P1">Distancia recorrida: Latitud: 0.00 Longitud: 0.00</text:p>
      <text:p text:style-name="P1">2765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2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9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311</text:p>
      <text:p text:style-name="P1">Distancia recorrida: Latitud: 0.00 Longitud: 0.00</text:p>
      <text:p text:style-name="P1">Error SD</text:p>
      <text:p text:style-name="P1">2765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<text:soft-page-break/>Tiempo transcurrido: 12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6</text:p>
      <text:p text:style-name="P1">Distancia recorrida: Latitud: 0.00 Longitud: 0.00</text:p>
      <text:p text:style-name="P1">2764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7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1</text:p>
      <text:p text:style-name="P1">Distancia recorrida: Latitud: 0.00 Longitud: 0.00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25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11</text:p>
      <text:p text:style-name="P1">Distancia recorrida: Latitud: 0.00 Longitud: 0.00</text:p>
      <text:p text:style-name="P1">Error SD</text:p>
      <text:p text:style-name="P1">2764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1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7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4</text:p>
      <text:p text:style-name="P1">Distancia recorrida: Latitud: 0.00 Longitud: 0.00</text:p>
      <text:p text:style-name="P1">2765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0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5</text:p>
      <text:p text:style-name="P1"><text:soft-page-break/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11</text:p>
      <text:p text:style-name="P1">Distancia recorrida: Latitud: 0.00 Longitud: 0.00</text:p>
      <text:p text:style-name="P1">Error SD</text:p>
      <text:p text:style-name="P1">2764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16</text:p>
      <text:p text:style-name="P1">Distancia recorrida: Latitud: 0.00 Longitud: 0.00</text:p>
      <text:p text:style-name="P1">2764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3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7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14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3</text:p>
      <text:p text:style-name="P1">Distancia recorrida: Latitud: 0.00 Longitud: 0.00</text:p>
      <text:p text:style-name="P1">2765 ms. NS: GSM</text:p>
      <text:p text:style-name="P1">Service available: 27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269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28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4</text:p>
      <text:p text:style-name="P1">Distancia recorrida: Latitud: 0.00 Longitud: 0.00</text:p>
      <text:p text:style-name="P1">Error SD</text:p>
      <text:p text:style-name="P1">2765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<text:soft-page-break/>Tiempo transcurrido: 9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9</text:p>
      <text:p text:style-name="P1">Distancia recorrida: Latitud: 0.00 Longitud: 0.00</text:p>
      <text:p text:style-name="P1">2765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20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8</text:p>
      <text:p text:style-name="P1">Distancia recorrida: Latitud: 0.00 Longitud: 0.00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23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11</text:p>
      <text:p text:style-name="P1">Distancia recorrida: Latitud: 0.00 Longitud: 0.00</text:p>
      <text:p text:style-name="P1">Error SD</text:p>
      <text:p text:style-name="P1">2765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9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5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0</text:p>
      <text:p text:style-name="P1">Distancia recorrida: Latitud: 0.00 Longitud: 0.00</text:p>
      <text:p text:style-name="P1">2770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3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2</text:p>
      <text:p text:style-name="P1"><text:soft-page-break/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9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311</text:p>
      <text:p text:style-name="P1">Distancia recorrida: Latitud: 0.00 Longitud: 0.00</text:p>
      <text:p text:style-name="P1">Error SD</text:p>
      <text:p text:style-name="P1">2765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1</text:p>
      <text:p text:style-name="P1">Distancia recorrida: Latitud: 0.00 Longitud: 0.00</text:p>
      <text:p text:style-name="P1">2765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6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4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12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<text:soft-page-break/>Tiempo transcurrido: 25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8</text:p>
      <text:p text:style-name="P1">Distancia recorrida: Latitud: 0.00 Longitud: 0.00</text:p>
      <text:p text:style-name="P1">2765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304</text:p>
      <text:p text:style-name="P1">Distancia recorrida: Latitud: 0.00 Longitud: 0.00</text:p>
      <text:p text:style-name="P1">Error SD</text:p>
      <text:p text:style-name="P1">2769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<text:soft-page-break/>Tiempo transcurrido: 7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1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21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25</text:p>
      <text:p text:style-name="P1">Distancia recorrida: Latitud: 0.00 Longitud: 0.00</text:p>
      <text:p text:style-name="P1">2765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2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11</text:p>
      <text:p text:style-name="P1">Distancia recorrida: Latitud: 0.00 Longitud: 0.00</text:p>
      <text:p text:style-name="P1">Error SD</text:p>
      <text:p text:style-name="P1">2765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7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2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4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4</text:p>
      <text:p text:style-name="P1">Distancia recorrida: Latitud: 0.00 Longitud: 0.00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156</text:p>
      <text:p text:style-name="P1">Distancia recorrida: Latitud: 0.00 Longitud: 0.00</text:p>
      <text:p text:style-name="P1">2765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7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6</text:p>
      <text:p text:style-name="P1">Distancia recorrida: Latitud: 0.00 Longitud: 0.00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28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11</text:p>
      <text:p text:style-name="P1">Distancia recorrida: Latitud: 0.00 Longitud: 0.00</text:p>
      <text:p text:style-name="P1">Error SD</text:p>
      <text:p text:style-name="P1">2765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4</text:p>
      <text:p text:style-name="P1">Distancia recorrida: Latitud: 0.00 Longitud: 0.00</text:p>
      <text:p text:style-name="P1">2765 ms. NS: GSM</text:p>
      <text:p text:style-name="P1">Service available: 27</text:p>
      <text:p text:style-name="P1">Log.txt not found</text:p>
      <text:p text:style-name="P1">............</text:p>
      <text:p text:style-name="P1"><text:soft-page-break/>Calculando Ubicacion...</text:p>
      <text:p text:style-name="P1">--Analizando Umbrales--</text:p>
      <text:p text:style-name="P1">Tiempo transcurrido: 10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<text:soft-page-break/>Tiempo transcurrido: 23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11</text:p>
      <text:p text:style-name="P1">Distancia recorrida: Latitud: 0.00 Longitud: 0.00</text:p>
      <text:p text:style-name="P1">Error SD</text:p>
      <text:p text:style-name="P1">2769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6</text:p>
      <text:p text:style-name="P1">Distancia recorrida: Latitud: 0.00 Longitud: 0.00</text:p>
      <text:p text:style-name="P1">2765 ms. NS: GSM</text:p>
      <text:p text:style-name="P1">Service available: 27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3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<text:soft-page-break/>Tiempo transcurrido: 4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2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3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2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18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9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0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1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3</text:p>
      <text:p text:style-name="P1">Distancia recorrida: Latitud: 0.00 Longitud: 0.00</text:p>
      <text:p text:style-name="P1">2764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26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04</text:p>
      <text:p text:style-name="P1"><text:soft-page-break/>Distancia recorrida: Latitud: 0.00 Longitud: 0.00</text:p>
      <text:p text:style-name="P1">Error SD</text:p>
      <text:p text:style-name="P1">2764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19</text:p>
      <text:p text:style-name="P1">Distancia recorrida: Latitud: 0.00 Longitud: 0.00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13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4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5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6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7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89</text:p>
      <text:p text:style-name="P1">Distancia recorrida: Latitud: 0.00 Longitud: 0.00</text:p>
      <text:p text:style-name="P1">2768 ms. NS: GSM</text:p>
      <text:p text:style-name="P1">Service available: 26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207</text:p>
      <text:p text:style-name="P1">Distancia recorrida: Latitud: 0.00 Longitud: 0.00</text:p>
      <text:p text:style-name="P1">............</text:p>
      <text:p text:style-name="P1">Calculando Ubicacion...</text:p>
      <text:p text:style-name="P1"><text:soft-page-break/>--Analizando Umbrales--</text:p>
      <text:p text:style-name="P1">Tiempo transcurrido: 21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30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4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53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6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88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99</text:p>
      <text:p text:style-name="P1">Distancia recorrida: Latitud: 0.00 Longitud: 0.00</text:p>
      <text:p text:style-name="P1"><text:soft-page-break/>............</text:p>
      <text:p text:style-name="P1">Calculando Ubicacion...</text:p>
      <text:p text:style-name="P1">--Analizando Umbrales--</text:p>
      <text:p text:style-name="P1">Tiempo transcurrido: 311</text:p>
      <text:p text:style-name="P1">Distancia recorrida: Latitud: 0.00 Longitud: 0.00</text:p>
      <text:p text:style-name="P1">Error SD</text:p>
      <text:p text:style-name="P1">2765 ms. NS: GSM</text:p>
      <text:p text:style-name="P1">Service available: 24</text:p>
      <text:p text:style-name="P1">Log.txt not found</text:p>
      <text:p text:style-name="P1">............</text:p>
      <text:p text:style-name="P1">Calculando Ubicacion...</text:p>
      <text:p text:style-name="P1">--Analizando Umbrales--</text:p>
      <text:p text:style-name="P1">Tiempo transcurrido: 16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2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39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51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62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74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85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97</text:p>
      <text:p text:style-name="P1">Distancia recorrida: Latitud: 0.00 Longitud: 0.00</text:p>
      <text:p text:style-name="P1">............</text:p>
      <text:p text:style-name="P1">Calculando Ubicacion...</text:p>
      <text:p text:style-name="P1">--Analizando Umbrales--</text:p>
      <text:p text:style-name="P1">Tiempo transcurrido: 109</text:p>
      <text:p text:style-name="P1">Distancia recorrida: Latitud: 0.00 Longitud: 0.00</text:p>
      <text:p text:style-name="P2">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C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20:52:25.004414328</meta:creation-date>
    <dc:date>2017-03-25T20:54:06.909931185</dc:date>
    <meta:editing-duration>PT1M4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89" meta:paragraph-count="10541" meta:word-count="31768" meta:character-count="284609" meta:non-whitespace-character-count="265157"/>
  </office:meta>
</office:document-meta>
</file>